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7000001EA0BBB0A5E8C7CB6C6.png" manifest:media-type="image/png"/>
  <manifest:file-entry manifest:full-path="Pictures/10000001000004D7000002FD8500CFC26E664416.png" manifest:media-type="image/png"/>
  <manifest:file-entry manifest:full-path="Pictures/10000001000004D70000031973CC00A8243EF7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876" officeooo:paragraph-rsid="001558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0.88cm" draw:z-index="0"><draw:image xlink:href="Pictures/10000001000004D70000031973CC00A8243EF72D.png" xlink:type="simple" xlink:show="embed" xlink:actuate="onLoad" draw:mime-type="image/png"/></draw:frame><draw:frame draw:style-name="fr2" draw:name="Image2" text:anchor-type="char" svg:x="0.132cm" svg:y="11.218cm" svg:width="17cm" svg:height="10.495cm" draw:z-index="1"><draw:image xlink:href="Pictures/10000001000004D7000002FD8500CFC26E6644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6.722cm" draw:z-index="2"><draw:image xlink:href="Pictures/10000001000004D7000001EA0BBB0A5E8C7CB6C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8:30:13.067412136</meta:creation-date>
    <dc:date>2023-11-23T18:41:20.856695796</dc:date>
    <meta:editing-duration>PT5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